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Label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dLabel.getVersionHist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Label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Label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Label.create( NodeState versionHistoryState , NodeState versionState , Name label , boolean mov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Label.mov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Label.AddLabel( NodeState versionHistoryState , NodeState versionState , Name label , boolean mov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Label.getVer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